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officeooo:rsid="000d9155" officeooo:paragraph-rsid="000d9155" style:font-size-asian="16pt" style:font-size-complex="16pt"/>
    </style:style>
    <style:style style:name="P2" style:family="paragraph" style:parent-style-name="Standard">
      <style:text-properties fo:font-size="16pt" officeooo:rsid="00101d77" officeooo:paragraph-rsid="00101d77" style:font-size-asian="16pt" style:font-size-complex="16pt"/>
    </style:style>
    <style:style style:name="P3" style:family="paragraph" style:parent-style-name="Standard" style:list-style-name="L1">
      <style:text-properties fo:font-size="16pt" officeooo:rsid="000d9155" officeooo:paragraph-rsid="000d9155" style:font-size-asian="16pt" style:font-size-complex="16pt"/>
    </style:style>
    <style:style style:name="P4" style:family="paragraph" style:parent-style-name="Standard">
      <style:text-properties fo:font-size="16pt" officeooo:rsid="000d9155" officeooo:paragraph-rsid="0011f7b6" style:font-size-asian="16pt" style:font-size-complex="16pt"/>
    </style:style>
    <style:style style:name="P5" style:family="paragraph" style:parent-style-name="Standard">
      <style:text-properties fo:font-size="16pt" officeooo:rsid="001248f7" officeooo:paragraph-rsid="001248f7" style:font-size-asian="16pt" style:font-size-complex="16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,</text:p>
      <text:p text:style-name="P1">Em dic Octavi Fornés i aquest es el vídeo de l’exercici per al reconeixement de la UF2 del Mòdul 9 del DAW.</text:p>
      <text:p text:style-name="P4">Aquest vídeo vol demostrar les meves capacitats i coneixements per a captar, tractar, elaborar i generar vídeos aptes per a Youtube.</text:p>
      <text:p text:style-name="P5">Per a fer aquest exercici he utilitzat la eina de codi obert OpenShot</text:p>
      <text:p text:style-name="P1">En primer lloc, heu pogut veure dos efectes:</text:p>
      <text:list xml:id="list3531412283" text:style-name="L1">
        <text:list-item>
          <text:p text:style-name="P3">Caràtula inicial</text:p>
        </text:list-item>
        <text:list-item>
          <text:p text:style-name="P3">Transició suau entre dos seccions: caràtula i imatge de vídeo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13:04:12.632750461</meta:creation-date>
    <dc:date>2022-10-24T18:59:43.297367576</dc:date>
    <meta:editing-duration>PT1H55M51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7" meta:word-count="79" meta:character-count="436" meta:non-whitespace-character-count="366"/>
  </office:meta>
</office:document-meta>
</file>